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cm" draw:marker-start-width="0.23cm" draw:marker-end-width="0.23cm" draw:textarea-horizontal-align="center" draw:textarea-vertical-align="middle" fo:padding-top="1.01cm" fo:padding-bottom="0.01cm" fo:padding-left="0.01cm" fo:padding-right="0.01cm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1.015cm" fo:padding-bottom="0.015cm" fo:padding-left="0.015cm" fo:padding-right="0.015cm"/>
    </style:style>
    <style:style style:name="gr4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width="0.03cm" svg:stroke-color="#000000" draw:marker-start-width="0.245cm" draw:marker-end-width="0.245cm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056cm"/>
    </style:style>
    <style:style style:name="gr8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21">
        <office:forms form:automatic-focus="false" form:apply-design-mode="false"/>
        <draw:rect draw:style-name="gr1" draw:text-style-name="P1" draw:layer="layout" svg:width="3.9cm" svg:height="17cm" svg:x="1.9cm" svg:y="1.1cm">
          <text:p text:style-name="P1">Ethernet</text:p>
          <text:p text:style-name="P1">controller</text:p>
          <text:p text:style-name="P1">block</text:p>
        </draw:rect>
        <draw:rect draw:style-name="gr1" draw:text-style-name="P1" draw:layer="layout" svg:width="4cm" svg:height="17cm" svg:x="21.9cm" svg:y="1.1cm">
          <text:p text:style-name="P1">UDP/IP</text:p>
        </draw:rect>
        <draw:line draw:style-name="gr2" draw:text-style-name="P2" draw:layer="layout" svg:x1="21.9cm" svg:y1="3cm" svg:x2="5.8cm" svg:y2="3cm">
          <text:p/>
        </draw:line>
        <draw:line draw:style-name="gr2" draw:text-style-name="P2" draw:layer="layout" svg:x1="21.9cm" svg:y1="4.1cm" svg:x2="5.8cm" svg:y2="4.1cm">
          <text:p/>
        </draw:line>
        <draw:line draw:style-name="gr2" draw:text-style-name="P2" draw:layer="layout" svg:x1="21.9cm" svg:y1="5.2cm" svg:x2="5.8cm" svg:y2="5.2cm">
          <text:p/>
        </draw:line>
        <draw:line draw:style-name="gr2" draw:text-style-name="P2" draw:layer="layout" svg:x1="21.9cm" svg:y1="6.4cm" svg:x2="5.8cm" svg:y2="6.4cm">
          <text:p/>
        </draw:line>
        <draw:line draw:style-name="gr3" draw:text-style-name="P2" draw:layer="layout" svg:x1="5.8cm" svg:y1="8.5cm" svg:x2="21.9cm" svg:y2="8.5cm">
          <text:p/>
        </draw:line>
        <draw:line draw:style-name="gr4" draw:text-style-name="P2" draw:layer="layout" svg:x1="21.9cm" svg:y1="7.4cm" svg:x2="5.8cm" svg:y2="7.4cm">
          <text:p/>
        </draw:line>
        <draw:line draw:style-name="gr4" draw:text-style-name="P3" draw:layer="layout" svg:x1="21.9cm" svg:y1="1.9cm" svg:x2="5.8cm" svg:y2="1.9cm">
          <text:p/>
        </draw:line>
        <draw:line draw:style-name="gr3" draw:text-style-name="P2" draw:layer="layout" svg:x1="5.8cm" svg:y1="10.8cm" svg:x2="21.9cm" svg:y2="10.8cm">
          <text:p/>
        </draw:line>
        <draw:line draw:style-name="gr3" draw:text-style-name="P2" draw:layer="layout" svg:x1="5.8cm" svg:y1="15.3cm" svg:x2="21.9cm" svg:y2="15.3cm">
          <text:p/>
        </draw:line>
        <draw:line draw:style-name="gr2" draw:text-style-name="P2" draw:layer="layout" svg:x1="5.8cm" svg:y1="11.9cm" svg:x2="21.9cm" svg:y2="11.9cm">
          <text:p/>
        </draw:line>
        <draw:line draw:style-name="gr2" draw:text-style-name="P2" draw:layer="layout" svg:x1="5.8cm" svg:y1="13cm" svg:x2="21.9cm" svg:y2="13cm">
          <text:p/>
        </draw:line>
        <draw:line draw:style-name="gr2" draw:text-style-name="P2" draw:layer="layout" svg:x1="5.8cm" svg:y1="14.2cm" svg:x2="21.9cm" svg:y2="14.2cm">
          <text:p/>
        </draw:line>
        <draw:line draw:style-name="gr3" draw:text-style-name="P2" draw:layer="layout" svg:x1="5.8cm" svg:y1="16.4cm" svg:x2="21.9cm" svg:y2="16.4cm">
          <text:p/>
        </draw:line>
        <draw:line draw:style-name="gr4" draw:text-style-name="P2" draw:layer="layout" svg:x1="21.9cm" svg:y1="17.5cm" svg:x2="5.8cm" svg:y2="17.5cm">
          <text:p/>
        </draw:line>
        <draw:frame draw:style-name="gr5" draw:text-style-name="P4" draw:layer="layout" svg:width="8.5cm" svg:height="1.556cm" svg:x="9.6cm" svg:y="0.344cm">
          <draw:text-box>
            <text:p text:style-name="P1"><text:span text:style-name="T1">new_tx</text:span></text:p>
          </draw:text-box>
        </draw:frame>
        <draw:frame draw:style-name="gr5" draw:text-style-name="P4" draw:layer="layout" svg:width="8.5cm" svg:height="1.556cm" svg:x="9.6cm" svg:y="2.444cm">
          <draw:text-box>
            <text:p text:style-name="P1"><text:span text:style-name="T1">target_MAC_address (48 bits)</text:span></text:p>
          </draw:text-box>
        </draw:frame>
        <draw:frame draw:style-name="gr5" draw:text-style-name="P4" draw:layer="layout" svg:width="8.5cm" svg:height="1.556cm" svg:x="9.6cm" svg:y="3.544cm">
          <draw:text-box>
            <text:p text:style-name="P1"><text:span text:style-name="T1">tx_ethernet_frame_type (16 bits)</text:span></text:p>
          </draw:text-box>
        </draw:frame>
        <draw:frame draw:style-name="gr5" draw:text-style-name="P4" draw:layer="layout" svg:width="8.5cm" svg:height="1.556cm" svg:x="9.6cm" svg:y="4.744cm">
          <draw:text-box>
            <text:p text:style-name="P1"><text:span text:style-name="T1">tx_data (16 bits)</text:span></text:p>
          </draw:text-box>
        </draw:frame>
        <draw:frame draw:style-name="gr6" draw:text-style-name="P4" draw:layer="layout" svg:width="8.5cm" svg:height="1.556cm" svg:x="9.6cm" svg:y="5.844cm">
          <draw:text-box>
            <text:p text:style-name="P1"><text:span text:style-name="T1">tx_data_valid</text:span></text:p>
          </draw:text-box>
        </draw:frame>
        <draw:frame draw:style-name="gr5" draw:text-style-name="P4" draw:layer="layout" svg:width="8.5cm" svg:height="1.556cm" svg:x="9.6cm" svg:y="6.944cm">
          <draw:text-box>
            <text:p text:style-name="P1"><text:span text:style-name="T1">tx_read_enable</text:span></text:p>
          </draw:text-box>
        </draw:frame>
        <draw:frame draw:style-name="gr5" draw:text-style-name="P4" draw:layer="layout" svg:width="8.5cm" svg:height="1.556cm" svg:x="9.6cm" svg:y="9.244cm">
          <draw:text-box>
            <text:p text:style-name="P1"><text:span text:style-name="T1">new_rx</text:span></text:p>
          </draw:text-box>
        </draw:frame>
        <draw:frame draw:style-name="gr5" draw:text-style-name="P4" draw:layer="layout" svg:width="8.5cm" svg:height="1.556cm" svg:x="9.6cm" svg:y="10.244cm">
          <draw:text-box>
            <text:p text:style-name="P1"><text:span text:style-name="T1">rx_length (11 bits; length in </text:span><text:span text:style-name="T2">bytes</text:span><text:span text:style-name="T1">)</text:span></text:p>
          </draw:text-box>
        </draw:frame>
        <draw:frame draw:style-name="gr7" draw:text-style-name="P4" draw:layer="layout" svg:width="8.5cm" svg:height="1.556cm" svg:x="9.6cm" svg:y="11.344cm">
          <draw:text-box>
            <text:p text:style-name="P1"><text:span text:style-name="T1">rx_ethernet_frame_type (16 bits)</text:span></text:p>
          </draw:text-box>
        </draw:frame>
        <draw:frame draw:style-name="gr5" draw:text-style-name="P4" draw:layer="layout" svg:width="8.5cm" svg:height="1.556cm" svg:x="9.6cm" svg:y="12.544cm">
          <draw:text-box>
            <text:p text:style-name="P1"><text:span text:style-name="T1">rx_data (16 bits)</text:span></text:p>
          </draw:text-box>
        </draw:frame>
        <draw:frame draw:style-name="gr5" draw:text-style-name="P4" draw:layer="layout" svg:width="8.5cm" svg:height="1.556cm" svg:x="9.6cm" svg:y="13.644cm">
          <draw:text-box>
            <text:p text:style-name="P1"><text:span text:style-name="T1">rx_data_valid</text:span></text:p>
          </draw:text-box>
        </draw:frame>
        <draw:frame draw:style-name="gr5" draw:text-style-name="P4" draw:layer="layout" svg:width="8.5cm" svg:height="1.556cm" svg:x="9.6cm" svg:y="14.844cm">
          <draw:text-box>
            <text:p text:style-name="P1"><text:span text:style-name="T1">rx_erroneous</text:span></text:p>
          </draw:text-box>
        </draw:frame>
        <draw:frame draw:style-name="gr5" draw:text-style-name="P4" draw:layer="layout" svg:width="8.5cm" svg:height="1.556cm" svg:x="9.6cm" svg:y="15.944cm">
          <draw:text-box>
            <text:p text:style-name="P1"><text:span text:style-name="T1">rx_read_enable</text:span></text:p>
          </draw:text-box>
        </draw:frame>
        <draw:frame draw:style-name="gr5" draw:text-style-name="P4" draw:layer="layout" svg:width="8.5cm" svg:height="1.556cm" svg:x="9.6cm" svg:y="1.344cm">
          <draw:text-box>
            <text:p text:style-name="P1"><text:span text:style-name="T1">tx_length (11 bits; length in </text:span><text:span text:style-name="T2">bytes</text:span><text:span text:style-name="T1">)</text:span></text:p>
          </draw:text-box>
        </draw:fram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i" fo:country="FI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bottom" draw:fit-to-size="false" draw:fit-to-contour="false" fo:padding-top="1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>
        <text:list-style style:name="Oletu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outline2" style:family="presentation" style:parent-style-name="Oletu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8cm" svg:height="4.029cm" svg:x="2.97cm" svg:y="4.232cm" draw:page-number="1"/>
      <draw:page-thumbnail draw:layer="backgroundobjects" svg:width="5.938cm" svg:height="4.029cm" svg:x="11.88cm" svg:y="4.232cm"/>
      <draw:page-thumbnail draw:layer="backgroundobjects" svg:width="5.938cm" svg:height="4.029cm" svg:x="20.79cm" svg:y="4.232cm"/>
      <draw:page-thumbnail draw:layer="backgroundobjects" svg:width="5.938cm" svg:height="4.029cm" svg:x="2.97cm" svg:y="12.737cm"/>
      <draw:page-thumbnail draw:layer="backgroundobjects" svg:width="5.938cm" svg:height="4.029cm" svg:x="11.88cm" svg:y="12.737cm"/>
      <draw:page-thumbnail draw:layer="backgroundobjects" svg:width="5.938cm" svg:height="4.029cm" svg:x="20.79cm" svg:y="12.737cm"/>
    </style:handout-master>
    <style:master-page style:name="Oletus" style:page-layout-name="PM1" draw:style-name="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Oletus-title" draw:layer="backgroundobjects" svg:width="14.848cm" svg:height="11.135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Nieminen</meta:initial-creator>
    <meta:creation-date>2009-10-21T11:44:45</meta:creation-date>
    <dc:creator>Jussi Nieminen</dc:creator>
    <dc:date>2009-10-22T10:36:21</dc:date>
    <meta:editing-cycles>9</meta:editing-cycles>
    <meta:editing-duration>PT1H48M13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